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RION ASCARZA YERLID PAME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UMPISUCA MONTES, JIMMY STUART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RION ASCARZA YERLID PAME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636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8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